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95cm"/>
    </style:style>
    <style:style style:name="pr5" style:family="presentation" style:parent-style-name="Default-outline1">
      <style:graphic-properties fo:min-height="16.427cm"/>
    </style:style>
    <style:style style:name="pr6" style:family="presentation" style:parent-style-name="Default-outline1">
      <style:graphic-properties fo:min-height="17.54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4: Mocking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3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s: One volunteer to show the solutions.</text:p>
              </text:list-item>
              <text:list-item>
                <text:p>ObservableCollection</text:p>
              </text:list-item>
              <text:list-item>
                <text:p>Styles in Xa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Testing through Mvvm's by mocking dependencies</text:p>
              </text:list-item>
              <text:list-item>
                <text:p>Essential elements of mocking (Moq):</text:p>
                <text:list>
                  <text:list-item>
                    <text:p>Creation</text:p>
                  </text:list-item>
                  <text:list-item>
                    <text:p>Setup</text:p>
                  </text:list-item>
                  <text:list-item>
                    <text:p>Verif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Exercise1: Test the calculator through the view models by mocking ICalculator.</text:p>
              </text:list-item>
              <text:list-item>
                <text:p>Exercise2: </text:p>
                <text:list>
                  <text:list-item>
                    <text:p>Refactor TripLog so as to introduce ViewModels.</text:p>
                  </text:list-item>
                  <text:list-item>
                    <text:p>Test the ViewModels by mocking the dependencie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Hints</text:p>
          </draw:text-box>
        </draw:frame>
        <draw:frame presentation:style-name="pr5" draw:layer="layout" svg:width="25.199cm" svg:height="16.427cm" svg:x="1.4cm" svg:y="4.914cm" presentation:class="outline" presentation:user-transformed="true">
          <draw:text-box>
            <text:list text:style-name="L2">
              <text:list-header>
                <text:p>1) Create folders Views and ViewModels and update the namespaces accordingly</text:p>
                <text:p>2) Create a ViewModel class for each of ContentPage</text:p>
                <text:p>3) The ViewList does not have a command proparty. Use SelectedItem instead</text:p>
                <text:p>4) Refactor the code so as to introduce a mock for the Navigation property</text:p>
                <text:p>5) Write a test class for each of the ViewModels and test it by mocking the dependencie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Preparation</text:p>
          </draw:text-box>
        </draw:frame>
        <draw:frame presentation:style-name="pr6" draw:layer="layout" svg:width="25.199cm" svg:height="17.544cm" svg:x="1.301cm" svg:y="4.956cm" presentation:class="outline" presentation:user-transformed="true">
          <draw:text-box>
            <text:list text:style-name="L2">
              <text:list-header>
                <text:p>1) Finalize the TripLog application by:</text:p>
                <text:list>
                  <text:list-item>
                    <text:p>Integrating an Http client capable of pushing and pulling data</text:p>
                  </text:list-item>
                  <text:list-item>
                    <text:p>Integrating a platform-dependent Geo location service</text:p>
                  </text:list-item>
                  <text:list-item>
                    <text:p>Creating a WebAPI consumable by the Http client</text:p>
                  </text:list-item>
                  <text:list-item>
                    <text:p>Creating a persistency layer capable of storing TripLogEntries</text:p>
                  </text:list-item>
                  <text:list-item>
                    <text:p>Testing the persinstency layer by using integration tests</text:p>
                  </text:list-item>
                  <text:list-item>
                    <text:p>Testing the whole system through the ViewModels by making use of 2 well-defined acceptance tests.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4H50M17S</meta:editing-duration>
    <meta:editing-cycles>60</meta:editing-cycles>
    <meta:generator>LibreOffice/5.4.3.2$Windows_X86_64 LibreOffice_project/92a7159f7e4af62137622921e809f8546db437e5</meta:generator>
    <dc:date>2020-01-01T14:09:53.267000000</dc:date>
    <meta:document-statistic meta:object-count="45"/>
  </office:meta>
</office:document-meta>
</file>